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08 15:01   |   <text:a xlink:type="simple" xlink:href="http://palinfo.habago.org/Entry?Command=Information_PrintForum&amp;iPage=9&amp;sType=FORUM#FORUM37524"><text:span text:style-name="T2">#</text:span></text:a></text:p>
      <text:p text:style-name="P2">卡韓政變<text:span text:style-name="T3"><text:s/>(73)</text:span>：郭台銘以為每個人的靈魂都有一個可以收買的價格<text:span text:style-name="T3"> <text:line-break/><text:line-break/></text:span>陳真<text:span text:style-name="T3"><text:s/>2019. 06. 08. <text:line-break/><text:line-break/><text:line-break/></text:span>謝謝<text:span text:style-name="T3"><text:s/>Jane Tu</text:span>，當然可以轉載啊。你說得對，不同於一般選民，人們支持韓國瑜是倒貼的，出錢出力，不須動員；這不是因為他的什麼口才，而是因為他的苦民所苦打動人心。<text:span text:style-name="T3"> <text:line-break/><text:line-break/></text:span>有人傳一堆唐湘龍的文字與廣播影像給我，我打開兩秒鐘就趕緊關上不想看，因為我不太想接觸太多人性的陰暗。但是，憑著我對人事物的敏感，我相信那些講話內容肯定不堪入耳，不堪入目。<text:span text:style-name="T3"> <text:line-break/><text:line-break/></text:span>當然不是說韓國瑜不能批判，而是說你總得講出個具有真實意義的是非來，而非潑夫罵街，不該影射渲染，更不應抹黑造謠。<text:span text:style-name="T3"> <text:line-break/><text:line-break/></text:span>韓國瑜好好一個人，今天在你嘴裏光風霽月，冰清玉潔，怎麼姓郭的無良財神爺一出現，銀子一灑，隔天你就馬上把韓給說成萬惡不赦的人渣呢？你是以為大家都是白痴嗎？我知道這島上腦殘很多，但終究不是每個人全腦子進水，更不是掌握媒體就能壟斷是非。媒體或媒體人更不該自我做賤，不該混淆媒體公器和公關公司之間的差別。前者據理說事，後者卻專門收錢為人吹喇叭捧<text:span text:style-name="T3">LP</text:span>，為主子造謠生事抹黑異己。這就跟讀書人一樣，理當一說一，二說二，而不是充當御用文人，為主子任意說長短道黑白。<text:span text:style-name="T3"> <text:line-break/><text:line-break/></text:span>我這幾年才聽過唐湘龍的名字，過去不曾聽聞。原本對之相當肯定，但這回一下就崩盤了。建立信任很難，摧毀信任卻很容易。仍是老話，當然不是說韓國瑜不能批判，而是你想方設法努力用各種卑鄙方式企圖傷害韓國瑜時的那種嘴臉和心機，實在令人難以置信，太難看太醜陋了。唐湘龍是以為大家全是智障嗎？<text:span text:style-name="T3"> <text:line-break/><text:line-break/></text:span>某個意義上，這位唐湘龍先生也算開了我的眼界。真難想像，原來翻臉可以翻得這麼戲劇化且迅速，毫無羞赧；原來人可以這樣無情無義無理無恥地玩弄修辭，操弄是非若此。<text:span text:style-name="T3"> <text:line-break/><text:line-break/></text:span>還是老話，當然不是說韓國瑜不能批判，而是說他究竟哪裏有問題？究竟他有哪一點改變了？你總得具體說出來。倘若有的話，那也是變得比過去更好，更令人尊敬，而不是變得更壞。不同意者，總得說出個說法來。不用多，講一個就行。請問至今誰講得出來？<text:span text:style-name="T3"> <text:line-break/><text:line-break/></text:span>至於說什麼韓國瑜選後沒有感恩，沒有向王金平或什麼陳宜民說謝謝，沒有禮讓王金平選總統云云，真是很無聊很低級的說法。我幫韓國瑜也做了不少，他也沒有跟我說謝啊，而且也沒找我當副市長，他甚至應該不知道我是誰。可是，那有什麼關係呢？要跟我說什麼謝呢？哪謝得完那麼多人？有需要浪費時間搞那些所謂人情義理嗎？<text:span text:style-name="T3"> <text:line-break/><text:line-break/></text:span>再說，難道大家幫韓不是為了公義是非，而是為了討人情討職務？總統一職或其他任何公職，又不是私人禮品或戰利品，哪來什麼禮不禮讓或給不給的問題？難道要搞人渣黨那一套就地分贓、論功行賞，才叫做感恩？<text:span text:style-name="T3"> <text:line-break/><text:line-break/></text:span>我記得，郭粉蔡正元抹黑韓國瑜收取大財團髒錢四千萬，因為純屬造謠，後來蔡正元道歉。但你知道嗎？唐湘龍卻居然說<text:span text:style-name="T3"><text:s/>"</text:span>蔡正元並沒有惡意<text:span text:style-name="T3">"</text:span>。講這種無恥鳥話也許不犯法，但是，重要的並不僅僅是法律，更重要的是人品與道德。你覺得這是一個正直的人所會講的話和居心嗎？<text:span text:style-name="T3"> <text:line-break/><text:line-break/></text:span>郭陣營有著這樣一個由各方名嘴與政客組成的抹黑小組，先用非常齷齪的謠言謀殺對方人格，當對方近乎身敗名劣，好不容易證明是謠言之後，這些抹黑小組卻又說造謠潑糞沒有惡意哦。請問這他媽的還像個人嗎？還有人格嗎？唐湘龍及其背後主子郭台銘是以為我們連基本是非都不懂嗎？<text:span text:style-name="T3"> <text:line-break/><text:line-break/></text:span>這類醜陋的事情，在日常各方菁英界例如學界醫界文化界或商界也許不稀奇，但它終究相當違反人性。人不應該卑鄙到這種程度，而郭台銘及其走狗們卻一再展現人性最陰暗醜陋的一面。採用這種下三濫手段藉以經商或傷害相關異己，或許可以有成，但政治畢竟是眾人之事，每個人的良心不可能統統被狗給吃了。<text:span text:style-name="T3"> <text:line-break/><text:line-break/></text:span>郭台銘始終以為每個人的靈魂都有一個可以收買的價格，只要給上足夠的錢，大家就會為其所用，為他效勞，為他幹醜事。相較於財神爺郭董之富可敵國，相較於傳統國民黨綿綿密密之宦官體系，相較於呼風喚雨無惡不作的人渣黨及柯文哲，韓國瑜幾乎就像個嬰兒那般脆弱不堪，任人宰割，但世上法則終究不是以拳頭與權勢定是非定勝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